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D200000041645FBC1B.png" manifest:media-type=""/>
  <manifest:file-entry manifest:full-path="Pictures/10000201000000D200000041BC5EBB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>
      <style:graphic-properties style:protect="size"/>
    </style:style>
    <style:style style:name="pr1" style:family="presentation" style:parent-style-name="freeipa_5f_upstream_5f_title-notes" style:list-style-name="L1">
      <style:graphic-properties draw:fill-color="#ffffff" draw:auto-grow-height="true" fo:min-height="12.572cm"/>
    </style:style>
    <style:style style:name="pr2" style:family="presentation" style:parent-style-name="freeipa_5f_upstream_5f_slide_5f_v2-title">
      <style:graphic-properties draw:auto-grow-height="true" fo:min-height="3.506cm"/>
    </style:style>
    <style:style style:name="pr3" style:family="presentation" style:parent-style-name="freeipa_5f_upstream_5f_slide_5f_v2-outline1">
      <style:graphic-properties draw:auto-grow-height="true" fo:min-height="13.86cm"/>
    </style:style>
    <style:style style:name="pr4" style:family="presentation" style:parent-style-name="freeipa_5f_upstream_5f_slide_5f_v2-notes">
      <style:graphic-properties draw:fill-color="#ffffff" draw:auto-grow-height="true" fo:min-height="12.572cm"/>
    </style:style>
    <style:style style:name="pr5" style:family="presentation" style:parent-style-name="freeipa_5f_upstream_5f_slide_5f_v2-title">
      <style:graphic-properties draw:auto-grow-height="true" fo:min-height="2.464cm"/>
    </style:style>
    <style:style style:name="pr6" style:family="presentation" style:parent-style-name="freeipa_5f_upstream_5f_slide_5f_v2-outline1">
      <style:graphic-properties fo:min-height="12.18cm"/>
    </style:style>
    <style:style style:name="pr7" style:family="presentation" style:parent-style-name="freeipa_5f_upstream_5f_slide_5f_v2-outline1">
      <style:graphic-properties draw:auto-grow-height="true" fo:min-height="12.18cm"/>
    </style:style>
    <style:style style:name="pr8" style:family="presentation" style:parent-style-name="freeipa_5f_upstream_5f_slide_5f_v2-title">
      <style:graphic-properties fo:min-height="3.506cm"/>
    </style:style>
    <style:style style:name="pr9" style:family="presentation" style:parent-style-name="freeipa_5f_upstream_5f_slide_5f_v2-outline1">
      <style:graphic-properties fo:min-height="16.59cm"/>
    </style:style>
    <style:style style:name="pr10" style:family="presentation" style:parent-style-name="freeipa_5f_upstream_5f_slide_5f_v2-outline1">
      <style:graphic-properties fo:min-height="5.809cm"/>
    </style:style>
    <style:style style:name="pr11" style:family="presentation" style:parent-style-name="freeipa_5f_upstream_5f_slide_5f_v2-outline1">
      <style:graphic-properties fo:min-height="2.739cm"/>
    </style:style>
    <style:style style:name="pr12" style:family="presentation" style:parent-style-name="freeipa_5f_upstream_5f_slide_5f_v2-outline1" style:list-style-name="L4">
      <style:graphic-properties fo:min-height="12.18cm"/>
    </style:style>
    <style:style style:name="pr13" style:family="presentation" style:parent-style-name="freeipa_5f_upstream_5f_slide_5f_v2-outline1" style:list-style-name="L5">
      <style:graphic-properties draw:auto-grow-height="true" fo:min-height="12.18cm"/>
    </style:style>
    <style:style style:name="co1" style:family="table-column">
      <style:table-column-properties style:column-width="3.693cm" style:use-optimal-column-width="false"/>
    </style:style>
    <style:style style:name="co2" style:family="table-column">
      <style:table-column-properties style:column-width="6.515cm" style:use-optimal-column-width="false"/>
    </style:style>
    <style:style style:name="co3" style:family="table-column">
      <style:table-column-properties style:column-width="4.695cm" style:use-optimal-column-width="false"/>
    </style:style>
    <style:style style:name="co4" style:family="table-column">
      <style:table-column-properties style:column-width="4.722cm" style:use-optimal-column-width="false"/>
    </style:style>
    <style:style style:name="co5" style:family="table-column">
      <style:table-column-properties style:column-width="3.589cm" style:use-optimal-column-width="false"/>
    </style:style>
    <style:style style:name="ro1" style:family="table-row">
      <style:table-row-properties style:row-height="1.554cm"/>
    </style:style>
    <style:style style:name="ro2" style:family="table-row">
      <style:table-row-properties style:row-height="0.816cm"/>
    </style:style>
    <style:style style:name="ro3" style:family="table-row">
      <style:table-row-properties style:row-height="0.6cm"/>
    </style:style>
    <style:style style:name="ro4" style:family="table-row">
      <style:table-row-properties style:row-height="1.187cm"/>
    </style:style>
    <style:style style:name="ce1" style:family="table-cell">
      <style:graphic-properties style:repeat="repeat"/>
      <style:paragraph-properties fo:text-align="center" fo:border="0.03pt solid #000000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border="0.03pt solid #000000"/>
      <style:text-properties fo:font-size="12pt" style:font-size-asian="12pt" style:font-size-complex="12pt"/>
    </style:style>
    <style:style style:name="ce4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size="12pt" style:font-size-asian="12pt" style:font-size-complex="12pt"/>
    </style:style>
    <style:style style:name="ce5" style:family="table-cell">
      <style:graphic-properties style:repeat="repeat"/>
      <style:paragraph-properties fo:border="0.03pt solid #000000"/>
      <style:text-properties fo:font-size="11pt" style:font-size-asian="11pt" style:font-size-complex="11pt"/>
    </style:style>
    <style:style style:name="P1" style:family="paragraph">
      <style:paragraph-properties fo:margin-left="0cm" fo:margin-right="0cm" fo:line-height="150%" fo:text-align="start" fo:text-indent="0cm"/>
      <style:text-properties fo:color="#004586" fo:text-shadow="1pt 1pt"/>
    </style:style>
    <style:style style:name="P2" style:family="paragraph">
      <style:paragraph-properties fo:margin-left="0cm" fo:margin-right="0cm" fo:line-height="100%" fo:text-align="start" fo:text-indent="0cm"/>
      <style:text-properties fo:color="#004586" fo:text-shadow="1pt 1pt"/>
    </style:style>
    <style:style style:name="P3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family="'Liberation Mono'" style:font-family-generic="modern" style:font-pitch="fixed" fo:font-size="18pt" style:font-size-asian="18pt" style:font-size-complex="18pt"/>
    </style:style>
    <style:style style:name="T1" style:family="text">
      <style:text-properties fo:color="#004586" fo:font-family="'Liberation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fo:font-family="'Liberation Sans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color="#004586" fo:font-family="'Liberation Sans'" style:font-family-generic="swiss" style:font-pitch="variable" fo:font-size="26pt" fo:font-style="italic" fo:text-shadow="1pt 1pt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Liberation Sans'" style:font-family-generic="swiss" style:font-pitch="variabl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family="'Liberation Mono'" style:font-family-generic="modern" style:font-pitch="fixed" fo:font-size="22pt" style:font-size-asian="22pt" style:font-size-complex="22pt"/>
    </style:style>
    <style:style style:name="T11" style:family="text">
      <style:text-properties fo:font-family="'Liberation Mono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ipa_5f_upstream_5f_title" presentation:presentation-page-layout-name="AL1T1">
        <office:forms form:automatic-focus="false" form:apply-design-mode="false"/>
        <draw:frame draw:style-name="gr1" draw:text-style-name="P3" draw:layer="layout" svg:width="23.161cm" svg:height="8.89cm" svg:x="3.18cm" svg:y="5.038cm">
          <draw:text-box>
            <text:p text:style-name="P1"><text:span text:style-name="T1">Caching Automounter Maps Using the SSSD</text:span></text:p>
            <text:p text:style-name="P1"><text:span text:style-name="T2"/></text:p>
            <text:p text:style-name="P2"><text:span text:style-name="T2">Jakub Hrozek</text:span></text:p>
            <text:p text:style-name="P1"><text:span text:style-name="T3">January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upstream_5f_slide_5f_v2" presentation:presentation-page-layout-name="AL1T1">
        <office:forms form:automatic-focus="false" form:apply-design-mode="false"/>
        <draw:frame presentation:style-name="pr2" draw:layer="layout" svg:width="25.199cm" svg:height="3.506cm" svg:x="2.801cm" svg:y="0cm" presentation:class="title" presentation:user-transformed="true">
          <draw:text-box>
            <text:p text:style-name="P5">Automounter overview</text:p>
          </draw:text-box>
        </draw:frame>
        <draw:frame presentation:style-name="pr3" draw:layer="layout" svg:width="25.199cm" svg:height="14.98cm" svg:x="1.456cm" svg:y="3cm" presentation:class="outline" presentation:user-transformed="true">
          <draw:text-box>
            <text:list text:style-name="L2">
              <text:list-item>
                <text:p text:style-name="P5">Automounter lets the user access a share without explicitly mounting it, just by accessing the mount directory</text:p>
              </text:list-item>
              <text:list-item>
                <text:p text:style-name="P5">Usually network filesystems</text:p>
                <text:list>
                  <text:list-item>
                    <text:p>NFS is the default, but any filesystem can be specified using the <text:span text:style-name="T4">-fstype</text:span> option in the map</text:p>
                  </text:list-item>
                </text:list>
              </text:list-item>
              <text:list-item>
                <text:p text:style-name="P5">Mounts are defined in <text:span text:style-name="T5">maps</text:span></text:p>
                <text:list>
                  <text:list-item>
                    <text:p>Think of the maps as <text:span text:style-name="T4">/etc/fstab</text:span> equivalent for the automounter</text:p>
                  </text:list-item>
                  <text:list-item>
                    <text:p>Maps can be nested or use automatic variable substit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reeipa_5f_upstream_5f_slide_5f_v2" presentation:presentation-page-layout-name="AL1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Navigating the autofs maps</text:p>
          </draw:text-box>
        </draw:frame>
        <draw:frame presentation:style-name="pr6" draw:layer="layout" svg:width="25.199cm" svg:height="15.297cm" svg:x="1.4cm" svg:y="3.056cm" presentation:class="outline" presentation:user-transformed="true">
          <draw:text-box>
            <text:list text:style-name="L2">
              <text:list-item>
                <text:p>There are several kinds of autofs maps</text:p>
                <text:list>
                  <text:list-item>
                    <text:p>master, direct, indirect</text:p>
                  </text:list-item>
                </text:list>
              </text:list-item>
              <text:list-item>
                <text:p>In general they all include data structured in a similar fashion</text:p>
                <text:list>
                  <text:list-item>
                    <text:p><text:span text:style-name="T4">key [-options] location</text:span></text:p>
                  </text:list-item>
                </text:list>
              </text:list-item>
              <text:list-item>
                <text:p>The difference between direct and indirect maps is the semantics of the key in the map </text:p>
              </text:list-item>
              <text:list-item>
                <text:p>The location in both map types is a network share</text:p>
              </text:list-item>
              <text:list-item>
                <text:p>See <text:span text:style-name="T4">man 5 autofs</text:span> for more information</text:p>
                <text:list>
                  <text:list-item>
                    <text:p>Mount options</text:p>
                  </text:list-item>
                  <text:list-item>
                    <text:p>Substition variabl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reeipa_5f_upstream_5f_slide_5f_v2" presentation:presentation-page-layout-name="AL1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The master map</text:p>
          </draw:text-box>
        </draw:frame>
        <draw:frame presentation:style-name="pr7" draw:layer="layout" svg:width="25.199cm" svg:height="13.214cm" svg:x="1.399cm" svg:y="3.554cm" presentation:class="outline">
          <draw:text-box>
            <text:list text:style-name="L2">
              <text:list-item>
                <text:p>The master map is the entry point into the hierarchy</text:p>
              </text:list-item>
              <text:list-item>
                <text:p>Loaded by the automounter after startup</text:p>
              </text:list-item>
              <text:list-item>
                <text:p>There is only one master map</text:p>
              </text:list-item>
              <text:list-item>
                <text:p>The master map is called <text:span text:style-name="T4">auto.master</text:span> by convention</text:p>
              </text:list-item>
              <text:list-item>
                <text:p>The key indicates a direct map or an indirect map mount point</text:p>
              </text:list-item>
              <text:list-item>
                <text:p>Location points to the name of a nested map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reeipa_5f_upstream_5f_slide_5f_v2" presentation:presentation-page-layout-name="AL1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Direct map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irect maps are always denoted by a special key named “<text:span text:style-name="T4">/-</text:span>” in the master map, for example:</text:p>
                <text:list>
                  <text:list-item>
                    <text:p><text:span text:style-name="T4">/- <text:s text:c="11"/>auto.direct</text:span></text:p>
                  </text:list-item>
                </text:list>
              </text:list-item>
              <text:list-item>
                <text:p>In the direct map itself, the key is a full path of a mount point</text:p>
              </text:list-item>
              <text:list-item>
                <text:p>The location is a network share</text:p>
              </text:list-item>
              <text:list-item>
                <text:p>For example:</text:p>
                <text:list>
                  <text:list-item>
                    <text:p><text:span text:style-name="T4">/nfs/public <text:s text:c="2"/>nfs.example.com:/export/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Indirect maps</text:p>
          </draw:text-box>
        </draw:frame>
        <draw:frame presentation:style-name="pr6" draw:layer="layout" svg:width="25.199cm" svg:height="13.518cm" svg:x="1.4cm" svg:y="2.888cm" presentation:class="outline" presentation:user-transformed="true">
          <draw:text-box>
            <text:list text:style-name="L2">
              <text:list-item>
                <text:p>Linked to by an absolute mount poitn from the master map, for example:</text:p>
                <text:list>
                  <text:list-item>
                    <text:p><text:span text:style-name="T4">/share <text:s text:c="2"/>auto.share</text:span></text:p>
                  </text:list-item>
                </text:list>
              </text:list-item>
              <text:list-item>
                <text:p><text:span text:style-name="T6">In the indirect map, the key is part of the path name after the mount point where the share is mounted</text:span></text:p>
              </text:list-item>
              <text:list-item>
                <text:p><text:span text:style-name="T6">For example the </text:span><text:span text:style-name="T4">auto.share</text:span><text:span text:style-name="T6"> map might include:</text:span></text:p>
                <text:list>
                  <text:list-item>
                    <text:p><text:span text:style-name="T4">pub <text:s text:c="5"/>filer.example.com:/export/pub</text:span></text:p>
                  </text:list-item>
                  <text:list-item>
                    <text:p><text:span text:style-name="T4">mirror <text:s text:c="2"/>nfs.example.com:/mnt/mirror</text:span></text:p>
                  </text:list-item>
                </text:list>
              </text:list-item>
              <text:list-item>
                <text:p>Then with the master map example above, the client could mount both <text:span text:style-name="T4">/share/pub</text:span> and <text:span text:style-name="T4">/share/mirro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reeipa_5f_upstream_5f_slide_5f_v2" presentation:presentation-page-layout-name="AL1T1">
        <draw:frame presentation:style-name="pr8" draw:layer="layout" svg:width="25.199cm" svg:height="3.506cm" svg:x="2.801cm" svg:y="0cm" presentation:class="title" presentation:user-transformed="true">
          <draw:text-box>
            <text:p>Automounter map sources</text:p>
          </draw:text-box>
        </draw:frame>
        <draw:frame presentation:style-name="pr9" draw:layer="layout" svg:width="25.199cm" svg:height="16.59cm" svg:x="1.4cm" svg:y="3.056cm" presentation:class="outline" presentation:user-transformed="true">
          <draw:text-box>
            <text:list text:style-name="L2">
              <text:list-item>
                <text:p>Automounter is able to fetch map data from several sources</text:p>
                <text:list>
                  <text:list-item>
                    <text:p>Files, NIS, LDAP</text:p>
                  </text:list-item>
                </text:list>
              </text:list-item>
              <text:list-item>
                <text:p>LDAP in particular is quite popular</text:p>
                <text:list>
                  <text:list-item>
                    <text:p>Allows to centralize the maps into a single point to administer</text:p>
                  </text:list-item>
                  <text:list-item>
                    <text:p>But also single point of failure if the LDAP server is not reachable</text:p>
                  </text:list-item>
                </text:list>
              </text:list-item>
              <text:list-item>
                <text:p>SSSD is able to cache the autofs maps and provide them to the automounte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The benefits of using the SSSD</text:p>
          </draw:text-box>
        </draw:frame>
        <draw:frame presentation:style-name="pr6" draw:layer="layout" svg:width="25.199cm" svg:height="13.86cm" svg:x="1.344cm" svg:y="3.112cm" presentation:class="outline" presentation:user-transformed="true">
          <draw:text-box>
            <text:list text:style-name="L2">
              <text:list-item>
                <text:p>The automounter can access the maps stored in LDAP on its own, so why use the SSSD?</text:p>
              </text:list-item>
              <text:list-item>
                <text:p>Autofs map caching. Please note that the SSSD only caches the maps, <text:span text:style-name="T5">not</text:span> the contents of the shares</text:p>
              </text:list-item>
              <text:list-item>
                <text:p>Unified configuration of LDAP connection parameters such as the server or timeouts at one place (sssd.conf)</text:p>
              </text:list-item>
              <text:list-item>
                <text:p>Autofs can utilize advanced features like server fail over or server discovery using DNS SRV lookups</text:p>
              </text:list-item>
              <text:list-item>
                <text:p>Only one connection to the LDAP server open at a tim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reeipa_5f_upstream_5f_slide_5f_v2" presentation:presentation-page-layout-name="AL2T14">
        <draw:frame presentation:style-name="pr8" draw:layer="layout" svg:width="25.199cm" svg:height="3.506cm" svg:x="2.801cm" svg:y="0cm" presentation:class="title" presentation:user-transformed="true">
          <draw:text-box>
            <text:p>The autofs schema and attributes</text:p>
          </draw:text-box>
        </draw:frame>
        <draw:frame presentation:style-name="pr10" draw:layer="layout" svg:width="25.199cm" svg:height="7.586cm" svg:x="1.457cm" svg:y="3.451cm" presentation:class="outline" presentation:user-transformed="true">
          <draw:text-box>
            <text:list text:style-name="L2">
              <text:list-item>
                <text:p>The default attribute names are determined based on the schema used</text:p>
              </text:list-item>
              <text:list-item>
                <text:p>Specified by the <text:span text:style-name="T4">ldap_schema</text:span> parameter in <text:span text:style-name="T4">sssd.conf</text:span></text:p>
              </text:list-item>
              <text:list-item>
                <text:p>Attributes can be overriden to match the schema used by the LDAP server</text:p>
              </text:list-item>
            </text:list>
          </draw:text-box>
        </draw:frame>
        <draw:frame draw:style-name="standard" draw:layer="layout" svg:width="23.213cm" svg:height="6.052cm" svg:x="1.342cm" svg:y="12.7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7">attribute</text:span></text:p>
              </table:table-cell>
              <table:table-cell>
                <text:p text:style-name="P7"><text:span text:style-name="T7">SSSD option</text:span></text:p>
              </table:table-cell>
              <table:table-cell>
                <text:p text:style-name="P7"><text:span text:style-name="T7">RFC2307bis</text:span></text:p>
              </table:table-cell>
              <table:table-cell>
                <text:p text:style-name="P7"><text:span text:style-name="T7">RFC2307</text:span></text:p>
              </table:table-cell>
              <table:table-cell>
                <text:p text:style-name="P7"><text:span text:style-name="T7">NIS schema</text:span></text:p>
              </table:table-cell>
            </table:table-row>
            <table:table-row table:style-name="ro2" table:default-cell-style-name="ce2">
              <table:table-cell>
                <text:p><text:span text:style-name="T8">map objectclass</text:span></text:p>
              </table:table-cell>
              <table:table-cell>
                <text:p><text:span text:style-name="T8">ldap_autofs_map_object_class</text:span></text:p>
              </table:table-cell>
              <table:table-cell>
                <text:p><text:span text:style-name="T8">automountMap</text:span></text:p>
              </table:table-cell>
              <table:table-cell>
                <text:p><text:span text:style-name="T8">automountMap</text:span></text:p>
              </table:table-cell>
              <table:table-cell>
                <text:p><text:span text:style-name="T8">nisMap</text:span></text:p>
              </table:table-cell>
            </table:table-row>
            <table:table-row table:style-name="ro3" table:default-cell-style-name="ce3">
              <table:table-cell>
                <text:p><text:span text:style-name="T8">map attribute</text:span></text:p>
              </table:table-cell>
              <table:table-cell>
                <text:p><text:span text:style-name="T8">ldap_autofs_map_name</text:span></text:p>
              </table:table-cell>
              <table:table-cell table:style-name="ce4">
                <text:p><text:span text:style-name="T8"><text:s/></text:span><text:span text:style-name="T8">automountMapName</text:span></text:p>
              </table:table-cell>
              <table:table-cell table:style-name="ce5">
                <text:p><text:span text:style-name="T9">ou</text:span></text:p>
              </table:table-cell>
              <table:table-cell>
                <text:p><text:span text:style-name="T8">nisMapName</text:span></text:p>
              </table:table-cell>
            </table:table-row>
            <table:table-row table:style-name="ro4" table:default-cell-style-name="ce3">
              <table:table-cell>
                <text:p><text:span text:style-name="T8">entry objectclass</text:span></text:p>
              </table:table-cell>
              <table:table-cell>
                <text:p><text:span text:style-name="T8">ldap_autofs_entry_object_class</text:span></text:p>
              </table:table-cell>
              <table:table-cell>
                <text:p><text:span text:style-name="T8">automount</text:span></text:p>
              </table:table-cell>
              <table:table-cell>
                <text:p><text:span text:style-name="T8">automount</text:span></text:p>
              </table:table-cell>
              <table:table-cell>
                <text:p><text:span text:style-name="T8">nisObject</text:span></text:p>
              </table:table-cell>
            </table:table-row>
            <table:table-row table:style-name="ro2" table:default-cell-style-name="ce3">
              <table:table-cell>
                <text:p><text:span text:style-name="T8">entry key</text:span></text:p>
              </table:table-cell>
              <table:table-cell>
                <text:p><text:span text:style-name="T8">ldap_autofs_entry_key</text:span></text:p>
              </table:table-cell>
              <table:table-cell>
                <text:p><text:span text:style-name="T8">automountKey</text:span></text:p>
              </table:table-cell>
              <table:table-cell>
                <text:p><text:span text:style-name="T8">cn</text:span></text:p>
              </table:table-cell>
              <table:table-cell>
                <text:p><text:span text:style-name="T8">cn</text:span></text:p>
              </table:table-cell>
            </table:table-row>
            <table:table-row table:style-name="ro2" table:default-cell-style-name="ce3">
              <table:table-cell>
                <text:p><text:span text:style-name="T8">entry value</text:span></text:p>
              </table:table-cell>
              <table:table-cell>
                <text:p><text:span text:style-name="T8">ldap_autofs_entry_value</text:span></text:p>
              </table:table-cell>
              <table:table-cell>
                <text:p><text:span text:style-name="T8">automountInformation</text:span></text:p>
              </table:table-cell>
              <table:table-cell>
                <text:p><text:span text:style-name="T8">automountInformation</text:span></text:p>
              </table:table-cell>
              <table:table-cell>
                <text:p><text:span text:style-name="T8">nisMapEnt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reeipa_5f_upstream_5f_slide_5f_v2" presentation:presentation-page-layout-name="AL2T14">
        <draw:frame presentation:style-name="pr5" draw:layer="layout" svg:width="23.63cm" svg:height="2.464cm" svg:x="3.094cm" svg:y="0.528cm" presentation:class="title">
          <draw:text-box>
            <text:p>An example of autofs map</text:p>
          </draw:text-box>
        </draw:frame>
        <draw:frame presentation:style-name="pr10" draw:layer="layout" svg:width="25.199cm" svg:height="7.237cm" svg:x="1.4cm" svg:y="3.282cm" presentation:class="outline" presentation:user-transformed="true">
          <draw:text-box>
            <text:list text:style-name="L2">
              <text:list-item>
                <text:p>Let's say we'd like to automount the directory <text:span text:style-name="T4">/share/pub</text:span> from a machine with hostname <text:span text:style-name="T4">filer.example.com</text:span> and export path <text:span text:style-name="T4">/export/pub</text:span></text:p>
              </text:list-item>
              <text:list-item>
                <text:p><text:span text:style-name="T6">We need to define the master map first. The master map contains all other maps</text:span></text:p>
              </text:list-item>
            </text:list>
          </draw:text-box>
        </draw:frame>
        <draw:frame presentation:style-name="pr10" draw:layer="layout" svg:width="25.199cm" svg:height="5.809cm" svg:x="1.343cm" svg:y="12.583cm" presentation:class="outline" presentation:user-transformed="true">
          <draw:text-box>
            <text:list text:style-name="L2">
              <text:list-header>
                <text:p><text:span text:style-name="T10">dn: automountMapName=auto.master,dc=example,dc=com</text:span></text:p>
                <text:p><text:span text:style-name="T10">automountMapName: auto.master</text:span></text:p>
                <text:p><text:span text:style-name="T10">objectClass: top</text:span></text:p>
                <text:p><text:span text:style-name="T10">objectClass: automountMap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reeipa_5f_upstream_5f_slide_5f_v2" presentation:presentation-page-layout-name="AL2T14">
        <draw:frame presentation:style-name="pr5" draw:layer="layout" svg:width="23.63cm" svg:height="2.464cm" svg:x="3.094cm" svg:y="0.528cm" presentation:class="title">
          <draw:text-box>
            <text:p>An example of autofs map (cont)</text:p>
          </draw:text-box>
        </draw:frame>
        <draw:frame presentation:style-name="pr11" draw:layer="layout" svg:width="25.199cm" svg:height="2.739cm" svg:x="1.343cm" svg:y="3.112cm" presentation:class="outline" presentation:user-transformed="true">
          <draw:text-box>
            <text:list text:style-name="L2">
              <text:list-item>
                <text:p>The second part links the /share directory with the auto.share map in an entry object</text:p>
              </text:list-item>
            </text:list>
          </draw:text-box>
        </draw:frame>
        <draw:frame presentation:style-name="pr10" draw:layer="layout" svg:width="25.199cm" svg:height="8.755cm" svg:x="1.259cm" svg:y="6.001cm" presentation:class="outline" presentation:user-transformed="true">
          <draw:text-box>
            <text:list text:style-name="L2">
              <text:list-header>
                <text:p><text:span text:style-name="T10">dn: automountKey=/share,\</text:span></text:p>
                <text:p><text:span text:style-name="T10"><text:s text:c="4"/></text:span><text:span text:style-name="T10">automountMapName=auto.master,\</text:span></text:p>
                <text:p><text:span text:style-name="T10"><text:s text:c="4"/></text:span><text:span text:style-name="T10">dc=example,dc=com</text:span></text:p>
                <text:p><text:span text:style-name="T10">automountInformation: auto.share</text:span></text:p>
                <text:p><text:span text:style-name="T10">automountKey: /share</text:span></text:p>
                <text:p><text:span text:style-name="T10">objectClass: top</text:span></text:p>
                <text:p><text:span text:style-name="T10">objectClass: automount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reeipa_5f_upstream_5f_slide_5f_v2" presentation:presentation-page-layout-name="AL2T14">
        <draw:frame presentation:style-name="pr5" draw:layer="layout" svg:width="23.63cm" svg:height="2.464cm" svg:x="3.094cm" svg:y="0.528cm" presentation:class="title">
          <draw:text-box>
            <text:p>An example of autofs map (cont)</text:p>
          </draw:text-box>
        </draw:frame>
        <draw:frame presentation:style-name="pr10" draw:layer="layout" svg:width="25.199cm" svg:height="5.943cm" svg:x="1.512cm" svg:y="3.225cm" presentation:class="outline" presentation:user-transformed="true">
          <draw:text-box>
            <text:list text:style-name="L2">
              <text:list-item>
                <text:p>The third part of the example illustrates the auto.share map linked to a key that points to the filer and its exported share. </text:p>
              </text:list-item>
              <text:list-item>
                <text:p>We omit the definition of auto.share map, which would look exactly as auto.master, except for the name</text:p>
              </text:list-item>
            </text:list>
          </draw:text-box>
        </draw:frame>
        <draw:frame presentation:style-name="pr10" draw:layer="layout" svg:width="25.199cm" svg:height="7.442cm" svg:x="1.4cm" svg:y="11.275cm" presentation:class="outline" presentation:user-transformed="true">
          <draw:text-box>
            <text:list text:style-name="L2">
              <text:list-header>
                <text:p><text:span text:style-name="T10">dn: automountKey=pub,\</text:span></text:p>
                <text:p><text:span text:style-name="T10"><text:s text:c="4"/></text:span><text:span text:style-name="T10">automountMapName=auto.share,dc=example,com</text:span></text:p>
                <text:p><text:span text:style-name="T10">automountInformation: filer.example.com:/export/pub</text:span></text:p>
                <text:p><text:span text:style-name="T10">automountKey: pub</text:span></text:p>
                <text:p><text:span text:style-name="T10">objectClass: top</text:span></text:p>
                <text:p><text:span text:style-name="T10">objectClass: automount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reeipa_5f_upstream_5f_slide_5f_v2" presentation:presentation-page-layout-name="AL1T1">
        <draw:frame presentation:style-name="pr5" draw:layer="layout" svg:width="23.63cm" svg:height="2.845cm" svg:x="3.094cm" svg:y="0.338cm" presentation:class="title">
          <draw:text-box>
            <text:p>Setting up the automounter with the SSSD</text:p>
          </draw:text-box>
        </draw:frame>
        <draw:frame presentation:style-name="pr12" draw:layer="layout" svg:width="25.199cm" svg:height="12.18cm" svg:x="1.4cm" svg:y="3.394cm" presentation:class="outline" presentation:user-transformed="true">
          <draw:text-box>
            <text:list text:style-name="L4">
              <text:list-item>
                <text:p>Install the SSSD plugin for the autofs</text:p>
              </text:list-item>
            </text:list>
            <text:list text:style-name="L2">
              <text:list-item>
                <text:list>
                  <text:list-item>
                    <text:p><text:span text:style-name="T4">yum -y install libsss_autofs</text:span></text:p>
                  </text:list-item>
                </text:list>
              </text:list-item>
            </text:list>
            <text:list text:style-name="L4">
              <text:list-item>
                <text:p>Configure automounter to fetch data from the SSSD</text:p>
              </text:list-item>
            </text:list>
            <text:list text:style-name="L2">
              <text:list-item>
                <text:list>
                  <text:list-item>
                    <text:p>Set <text:span text:style-name="T4">sss</text:span> as a data source in <text:span text:style-name="T4">/etc/nsswitch.conf</text:span></text:p>
                  </text:list-item>
                </text:list>
              </text:list-item>
            </text:list>
            <text:list text:style-name="L4">
              <text:list-item>
                <text:p>Configure the autofs service in the SSSD</text:p>
              </text:list-item>
            </text:list>
            <text:list text:style-name="L2">
              <text:list-item>
                <text:list>
                  <text:list-item>
                    <text:p>Append <text:span text:style-name="T4">autofs</text:span> to the <text:span text:style-name="T4">services</text:span> line in the <text:span text:style-name="T4">[sssd]</text:span> section</text:p>
                  </text:list-item>
                  <text:list-item>
                    <text:p>See if the correct schema is used and set the attribute mapping if neccessary in the domain s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reeipa_5f_upstream_5f_slide_5f_v2" presentation:presentation-page-layout-name="AL1T1">
        <draw:frame presentation:style-name="pr5" draw:layer="layout" svg:width="23.63cm" svg:height="2.845cm" svg:x="3.094cm" svg:y="0.338cm" presentation:class="title">
          <draw:text-box>
            <text:p>Setting up the automounter with the SSSD</text:p>
          </draw:text-box>
        </draw:frame>
        <draw:frame presentation:style-name="pr13" draw:layer="layout" svg:width="25.199cm" svg:height="12.18cm" svg:x="1.399cm" svg:y="3.554cm" presentation:class="outline">
          <draw:text-box>
            <text:list text:style-name="L5">
              <text:list-item>
                <text:p>Start the automounter and the SSSD</text:p>
              </text:list-item>
            </text:list>
            <text:list text:style-name="L2">
              <text:list-item>
                <text:list>
                  <text:list-item>
                    <text:p><text:span text:style-name="T4">service autofs start</text:span></text:p>
                  </text:list-item>
                  <text:list-item>
                    <text:p><text:span text:style-name="T4">service sssd start</text:span></text:p>
                  </text:list-item>
                </text:list>
              </text:list-item>
            </text:list>
            <text:list text:style-name="L5">
              <text:list-item>
                <text:p>Access a share to mount it</text:p>
              </text:list-item>
            </text:list>
            <text:list text:style-name="L6">
              <text:list-item>
                <text:list>
                  <text:list-item>
                    <text:p><text:span text:style-name="T4"><text:s/></text:span><text:span text:style-name="T4">cd /share/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Example sssd.conf</text:p>
          </draw:text-box>
        </draw:frame>
        <draw:frame presentation:style-name="pr6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[sssd]</text:span></text:p>
                <text:p><text:span text:style-name="T11">config_file_version = 2</text:span></text:p>
                <text:p><text:span text:style-name="T11">services = nss, pam, autofs</text:span></text:p>
                <text:p><text:span text:style-name="T11"/></text:p>
                <text:p><text:span text:style-name="T11">[domain/example.com]</text:span></text:p>
                <text:p><text:span text:style-name="T11">id_provider = ldap</text:span></text:p>
                <text:p><text:span text:style-name="T11">autofs_provider = ldap</text:span></text:p>
                <text:p><text:span text:style-name="T11">ldap_schema = rfc2307bis</text:span></text:p>
                <text:p><text:span text:style-name="T11">ldap_search_base = dc=example,dc=com</text:span></text:p>
                <text:p><text:span text:style-name="T11">ldap_autofs_search_base = cn=automount,dc=example,dc=com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Debugging the autofs configuration</text:p>
          </draw:text-box>
        </draw:frame>
        <draw:frame presentation:style-name="pr7" draw:layer="layout" svg:width="25.199cm" svg:height="12.18cm" svg:x="1.399cm" svg:y="3.554cm" presentation:class="outline">
          <draw:text-box>
            <text:list text:style-name="L2">
              <text:list-item>
                <text:p>Is the automounter able to print the mounts?</text:p>
                <text:list>
                  <text:list-item>
                    <text:p><text:span text:style-name="T4">automount --dumpmaps</text:span></text:p>
                  </text:list-item>
                </text:list>
              </text:list-item>
              <text:list-item>
                <text:p>Run the automounter in foreground</text:p>
                <text:list>
                  <text:list-item>
                    <text:p><text:span text:style-name="T4">automount -df</text:span></text:p>
                  </text:list-item>
                  <text:list-item>
                    <text:p>Is the <text:span text:style-name="T4">sss</text:span> module being loaded</text:p>
                  </text:list-item>
                  <text:list-item>
                    <text:p>Does the automounter find the maps you expect it to fin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Debugging the SSSD configuration<text:tab/></text:p>
          </draw:text-box>
        </draw:frame>
        <draw:frame presentation:style-name="pr6" draw:layer="layout" svg:width="25.199cm" svg:height="14.222cm" svg:x="1.456cm" svg:y="3.394cm" presentation:class="outline" presentation:user-transformed="true">
          <draw:text-box>
            <text:list text:style-name="L2">
              <text:list-item>
                <text:p>Inspect the SSSD configuration file</text:p>
                <text:list>
                  <text:list-item>
                    <text:p>Does the configuration specify the correct schema and/or attributes?</text:p>
                  </text:list-item>
                  <text:list-item>
                    <text:p>Is the <text:span text:style-name="T4">sssd_autofs</text:span> process running?</text:p>
                  </text:list-item>
                </text:list>
              </text:list-item>
              <text:list-item>
                <text:p>Check the SSSD debug logs</text:p>
                <text:list>
                  <text:list-item>
                    <text:p>Set debug_level in the <text:span text:style-name="T4">[autofs]</text:span> and [domain/$name] sections of the SSSD, restart the SSSD.</text:p>
                  </text:list-item>
                  <text:list-item>
                    <text:p>Are there any requests coming in visible in the <text:span text:style-name="T4">sssd_autofs.log</text:span> file?</text:p>
                  </text:list-item>
                  <text:list-item>
                    <text:p>Are there any LDAP searches visible in the <text:span text:style-name="T4">sssd_domain.log</text:span> fi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reeipa_5f_upstream_5f_slide_5f_v2" presentation:presentation-page-layout-name="AL1T1">
        <draw:frame presentation:style-name="pr5" draw:layer="layout" svg:width="23.63cm" svg:height="2.464cm" svg:x="3.094cm" svg:y="0.528cm" presentation:class="title">
          <draw:text-box>
            <text:p>More resources</text:p>
          </draw:text-box>
        </draw:frame>
        <draw:frame presentation:style-name="pr6" draw:layer="layout" svg:width="25.199cm" svg:height="14.687cm" svg:x="1.457cm" svg:y="3.056cm" presentation:class="outline" presentation:user-transformed="true">
          <draw:text-box>
            <text:list text:style-name="L2">
              <text:list-item>
                <text:p>On automounter itself</text:p>
                <text:list>
                  <text:list-item>
                    <text:p><text:span text:style-name="T4">man 5 autofs</text:span>, <text:span text:style-name="T4">man auto.master</text:span></text:p>
                  </text:list-item>
                  <text:list-item>
                    <text:p>Storage Administration Guide at https://docs.redhat.com</text:p>
                  </text:list-item>
                </text:list>
              </text:list-item>
              <text:list-item>
                <text:p>SSSD configuration</text:p>
                <text:list>
                  <text:list-item>
                    <text:p><text:span text:style-name="T4">man sssd.conf</text:span>, section Autofs configuration options</text:p>
                    <text:list>
                      <text:list-item>
                        <text:p>Configuring the autofs front end service</text:p>
                      </text:list-item>
                    </text:list>
                  </text:list-item>
                  <text:list-item>
                    <text:p><text:span text:style-name="T4">man sssd-ldap</text:span>, section Autofs options</text:p>
                    <text:list>
                      <text:list-item>
                        <text:p>The attribute mappings and the search bases</text:p>
                      </text:list-item>
                    </text:list>
                  </text:list-item>
                  <text:list-item>
                    <text:p><text:span text:style-name="T4">man sssd-ipa</text:span></text:p>
                    <text:list>
                      <text:list-item>
                        <text:p>Configuring the autofs lo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reeipa_5f_upstream_5f_slide_5f_v2-background" style:display-name="freeipa_upstream_slide_v2-background" style:family="presentation">
      <style:graphic-properties draw:stroke="none" draw:fill="none"/>
      <style:text-properties style:letter-kerning="true"/>
    </style:style>
    <style:style style:name="freeipa_5f_upstream_5f_slide_5f_v2-backgroundobjects" style:display-name="freeipa_upstream_slide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slide_5f_v2-notes" style:display-name="freeipa_upstream_slide_v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1" style:display-name="freeipa_upstream_slide_v2-outline1" style:family="presentation">
      <style:graphic-properties draw:stroke="none" draw:fill="none" draw:auto-grow-height="false" draw:fit-to-size="shrink-to-fit">
        <text:list-style style:name="freeipa_5f_upstream_5f_slide_5f_v2-outline1" style:display-name="freeipa_upstream_slide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outline2" style:display-name="freeipa_upstream_slide_v2-outline2" style:family="presentation" style:parent-style-name="freeipa_5f_upstream_5f_slide_5f_v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slide_5f_v2-outline3" style:display-name="freeipa_upstream_slide_v2-outline3" style:family="presentation" style:parent-style-name="freeipa_5f_upstream_5f_slide_5f_v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slide_5f_v2-outline4" style:display-name="freeipa_upstream_slide_v2-outline4" style:family="presentation" style:parent-style-name="freeipa_5f_upstream_5f_slide_5f_v2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slide_5f_v2-outline5" style:display-name="freeipa_upstream_slide_v2-outline5" style:family="presentation" style:parent-style-name="freeipa_5f_upstream_5f_slide_5f_v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6" style:display-name="freeipa_upstream_slide_v2-outline6" style:family="presentation" style:parent-style-name="freeipa_5f_upstream_5f_slide_5f_v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7" style:display-name="freeipa_upstream_slide_v2-outline7" style:family="presentation" style:parent-style-name="freeipa_5f_upstream_5f_slide_5f_v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8" style:display-name="freeipa_upstream_slide_v2-outline8" style:family="presentation" style:parent-style-name="freeipa_5f_upstream_5f_slide_5f_v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outline9" style:display-name="freeipa_upstream_slide_v2-outline9" style:family="presentation" style:parent-style-name="freeipa_5f_upstream_5f_slide_5f_v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slide_5f_v2-subtitle" style:display-name="freeipa_upstream_slide_v2-subtitle" style:family="presentation">
      <style:graphic-properties draw:stroke="none" draw:fill="none" draw:textarea-vertical-align="middle">
        <text:list-style style:name="freeipa_5f_upstream_5f_slide_5f_v2-subtitle" style:display-name="freeipa_upstream_slide_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slide_5f_v2-title" style:display-name="freeipa_upstream_slide_v2-title" style:family="presentation">
      <style:graphic-properties draw:stroke="none" draw:fill="none" draw:textarea-vertical-align="middle">
        <text:list-style style:name="freeipa_5f_upstream_5f_slide_5f_v2-title" style:display-name="freeipa_upstream_slide_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reeipa_5f_upstream_5f_title-background" style:display-name="freeipa_upstream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upstream_5f_title-backgroundobjects" style:display-name="freeipa_upstream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upstream_5f_title-notes" style:display-name="freeipa_upstream_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1" style:display-name="freeipa_upstream_title-outline1" style:family="presentation">
      <style:graphic-properties draw:stroke="none" draw:fill="none" draw:auto-grow-height="false" draw:fit-to-size="shrink-to-fit">
        <text:list-style style:name="freeipa_5f_upstream_5f_title-outline1" style:display-name="freeipa_upstream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outline2" style:display-name="freeipa_upstream_title-outline2" style:family="presentation" style:parent-style-name="freeipa_5f_upstream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upstream_5f_title-outline3" style:display-name="freeipa_upstream_title-outline3" style:family="presentation" style:parent-style-name="freeipa_5f_upstream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upstream_5f_title-outline4" style:display-name="freeipa_upstream_title-outline4" style:family="presentation" style:parent-style-name="freeipa_5f_upstream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upstream_5f_title-outline5" style:display-name="freeipa_upstream_title-outline5" style:family="presentation" style:parent-style-name="freeipa_5f_upstream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6" style:display-name="freeipa_upstream_title-outline6" style:family="presentation" style:parent-style-name="freeipa_5f_upstream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7" style:display-name="freeipa_upstream_title-outline7" style:family="presentation" style:parent-style-name="freeipa_5f_upstream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8" style:display-name="freeipa_upstream_title-outline8" style:family="presentation" style:parent-style-name="freeipa_5f_upstream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outline9" style:display-name="freeipa_upstream_title-outline9" style:family="presentation" style:parent-style-name="freeipa_5f_upstream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upstream_5f_title-subtitle" style:display-name="freeipa_upstream_title-subtitle" style:family="presentation">
      <style:graphic-properties draw:stroke="none" draw:fill="none" draw:textarea-vertical-align="middle">
        <text:list-style style:name="freeipa_5f_upstream_5f_title-subtitle" style:display-name="freeipa_upstream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upstream_5f_title-title" style:display-name="freeipa_upstream_title-title" style:family="presentation">
      <style:graphic-properties draw:stroke="none" draw:fill="none" draw:textarea-vertical-align="middle">
        <text:list-style style:name="freeipa_5f_upstream_5f_title-title" style:display-name="freeipa_upstream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ffffff" draw:fill="none" draw:fill-color="#ffffff" draw:fill-image-width="0cm" draw:fill-image-height="0cm" draw:textarea-horizontal-align="left" draw:auto-grow-height="true" draw:auto-grow-width="true" fo:min-height="0cm" fo:min-width="6.655cm"/>
    </style:style>
    <style:style style:name="Mpr1" style:family="presentation" style:parent-style-name="freeipa_5f_upstream_5f_slide_5f_v2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upstream_5f_slide_5f_v2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upstream_5f_slide_5f_v2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upstream_5f_slide_5f_v2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upstream_5f_slide_5f_v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upstream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upstream_5f_title-backgroundobjects">
      <style:graphic-properties draw:stroke="none" draw:fill="none" fo:min-height="1.524cm"/>
    </style:style>
    <style:style style:name="Mpr8" style:family="presentation" style:parent-style-name="freeipa_5f_upstream_5f_title-backgroundobjects">
      <style:graphic-properties draw:stroke="none" draw:fill="none" draw:fill-color="#ffffff" draw:auto-grow-height="false" fo:min-height="1.397cm"/>
    </style:style>
    <style:style style:name="Mpr9" style:family="presentation" style:parent-style-name="freeipa_5f_upstream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color="#ffffff" fo:font-size="18pt" fo:font-weight="normal" style:font-weight-asian="normal" style:font-weight-complex="normal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color="#00ae00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size="18pt" fo:font-weight="normal" style:font-weight-asian="normal" style:font-weight-complex="normal"/>
    </style:style>
    <style:style style:name="MT4" style:family="text">
      <style:text-properties fo:color="#00ae00" fo:font-family="'Liberation Sans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MT5" style:family="text">
      <style:text-properties fo:color="#00ae00" fo:font-size="32pt" fo:text-shadow="1pt 1pt" style:font-size-asian="32pt" style:font-size-complex="3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upstream_5f_slide_5f_v2" style:display-name="freeipa_upstream_slide_v2" style:page-layout-name="PM1" draw:style-name="Mdp1">
      <office:forms form:automatic-focus="false" form:apply-design-mode="false"/>
      <draw:frame presentation:style-name="freeipa_5f_upstream_5f_slide_5f_v2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frame draw:style-name="Mgr4" draw:text-style-name="MP6" draw:layer="backgroundobjects" svg:width="7.155cm" svg:height="0.962cm" svg:x="20.834cm" svg:y="20.017cm">
        <draw:text-box>
          <text:p><text:span text:style-name="MT3">FreeIPA Training Series</text:span></text:p>
        </draw:text-box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upstream_5f_slide_5f_v2-title" draw:layer="backgroundobjects" svg:width="23.63cm" svg:height="2.464cm" svg:x="3.094cm" svg:y="0.528cm" presentation:class="title" presentation:placeholder="true">
        <draw:text-box/>
      </draw:frame>
      <presentation:notes style:page-layout-name="PM0">
        <draw:page-thumbnail presentation:style-name="freeipa_5f_upstream_5f_slide_5f_v2-title" draw:layer="backgroundobjects" svg:width="0.001cm" svg:height="0.001cm" svg:x="0cm" svg:y="2.123cm" presentation:class="page"/>
        <draw:frame presentation:style-name="freeipa_5f_upstream_5f_slide_5f_v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upstream_5f_title" style:display-name="freeipa_upstream_title" style:page-layout-name="PM1" draw:style-name="Mdp2">
      <office:forms form:automatic-focus="false" form:apply-design-mode="false"/>
      <draw:frame presentation:style-name="freeipa_5f_upstream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upstream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presentation:style-name="Mpr7" draw:text-style-name="MP8" draw:layer="backgroundobjects" svg:width="12.958cm" svg:height="1.524cm" svg:x="13.974cm" svg:y="0.981cm">
        <draw:text-box>
          <text:p text:style-name="MP3"><text:span text:style-name="MT4">FreeIPA Training Series</text:span><text:span text:style-name="MT5"> </text:span></text:p>
        </draw:text-box>
      </draw:fram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0">
        <draw:page-thumbnail presentation:style-name="freeipa_5f_upstream_5f_title-title" draw:layer="backgroundobjects" svg:width="13.968cm" svg:height="10.476cm" svg:x="3.81cm" svg:y="2.123cm" presentation:class="page"/>
        <draw:frame presentation:style-name="freeipa_5f_upstream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1-08-08T12:00:45</meta:creation-date>
    <dc:language>en-US</dc:language>
    <meta:editing-cycles>154</meta:editing-cycles>
    <meta:editing-duration>P5DT14H40M53S</meta:editing-duration>
    <meta:initial-creator>Brian Gollaher</meta:initial-creator>
    <dc:date>2013-06-05T09:22:38</dc:date>
    <dc:creator>Martin Kosek</dc:creator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